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Gillius ADF Cond" svg:font-family="'Gillius ADF Cond'" style:font-pitch="variable"/>
    <style:font-face style:name="Laksaman" svg:font-family="Laksaman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2" style:family="graphic" style:parent-style-name="standard">
      <style:graphic-properties draw:stroke="solid" svg:stroke-color="#333333" draw:marker-start="" draw:fill-color="#000000" draw:opacity="100%" draw:textarea-horizontal-align="justify" draw:textarea-vertical-align="middle" draw:auto-grow-height="false" fo:min-height="0cm" fo:min-width="11.31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width="0.035cm" svg:stroke-color="#ffbf00" draw:marker-start="Circle_20_unfilled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Gillius ADF Cond" fo:font-size="22pt" style:font-size-asian="22pt" style:font-size-complex="22pt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Gillius ADF Con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9.6cm" svg:height="1.026cm" svg:x="9.2cm" svg:y="0.6cm">
          <draw:text-box>
            <text:p text:style-name="P1"><text:span text:style-name="T1">A</text:span><text:span text:style-name="T1">c</text:span><text:span text:style-name="T1">t</text:span><text:span text:style-name="T1">i</text:span><text:span text:style-name="T1">v</text:span><text:span text:style-name="T1">i</text:span><text:span text:style-name="T1">t</text:span><text:span text:style-name="T1">y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P</text:span><text:span text:style-name="T1">a</text:span><text:span text:style-name="T1">p</text:span><text:span text:style-name="T1">e</text:span><text:span text:style-name="T1">r</text:span></text:p>
          </draw:text-box>
        </draw:frame>
        <draw:custom-shape draw:style-name="gr2" draw:text-style-name="P3" draw:layer="layout" svg:width="16.7cm" svg:height="0.01cm" svg:x="5.6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2" draw:layer="layout" svg:width="9.6cm" svg:height="1.026cm" svg:x="9.2cm" svg:y="0.6cm">
          <draw:text-box>
            <text:p text:style-name="P1"><text:span text:style-name="T1">Ac</text:span><text:span text:style-name="T1">tivi</text:span><text:span text:style-name="T1">ty </text:span><text:span text:style-name="T1">Da</text:span><text:span text:style-name="T1">ta </text:span><text:span text:style-name="T1">Ag</text:span><text:span text:style-name="T1">gre</text:span><text:span text:style-name="T1">gat</text:span><text:span text:style-name="T1">ion</text:span></text:p>
          </draw:text-box>
        </draw:frame>
        <draw:custom-shape draw:style-name="gr2" draw:text-style-name="P3" draw:layer="layout" svg:width="16.7cm" svg:height="0.01cm" svg:x="5.6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6cm" svg:y1="7.4cm" svg:x2="22cm" svg:y2="7.4cm">
          <text:p/>
        </draw:line>
        <draw:line draw:style-name="gr4" draw:text-style-name="P5" draw:layer="layout" svg:x1="5.6cm" svg:y1="7cm" svg:x2="5.6cm" svg:y2="7.4cm">
          <text:p/>
        </draw:line>
        <draw:line draw:style-name="gr4" draw:text-style-name="P5" draw:layer="layout" svg:x1="22cm" svg:y1="7cm" svg:x2="22cm" svg:y2="7.4cm">
          <text:p/>
        </draw:line>
        <draw:frame draw:style-name="gr5" draw:text-style-name="P6" draw:layer="layout" svg:width="2.2cm" svg:height="1.673cm" svg:x="4.6cm" svg:y="7.327cm">
          <draw:text-box>
            <text:p>00:00</text:p>
          </draw:text-box>
        </draw:frame>
        <draw:frame draw:style-name="gr5" draw:text-style-name="P6" draw:layer="layout" svg:width="2.2cm" svg:height="1.673cm" svg:x="21cm" svg:y="7.328cm">
          <draw:text-box>
            <text:p>01:00</text:p>
          </draw:text-box>
        </draw:frame>
        <draw:line draw:style-name="gr6" draw:text-style-name="P5" draw:layer="layout" svg:x1="5.6cm" svg:y1="7.2cm" svg:x2="22cm" svg:y2="7.2cm">
          <text:p/>
        </draw:line>
        <draw:frame draw:style-name="gr7" draw:text-style-name="P7" draw:layer="layout" svg:width="13.8cm" svg:height="3.095cm" svg:x="6.4cm" svg:y="10.2cm">
          <draw:text-box>
            <text:p text:style-name="P1">Activity data is mapped to the nearest UPCOMING hour. That is, 1:05 is mapped to 2:00. Hence, the 2:00 data refers to the mean activity between 1:00 and 2:00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Gillius ADF Cond" svg:font-family="'Gillius ADF Cond'" style:font-pitch="variable"/>
    <style:font-face style:name="Laksaman" svg:font-family="Laksaman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09:12:20.158956915</meta:creation-date>
    <dc:date>2022-04-27T14:41:33.469824043</dc:date>
    <meta:editing-duration>PT42M5S</meta:editing-duration>
    <meta:editing-cycles>8</meta:editing-cycles>
    <meta:generator>LibreOffice/6.4.7.2$Linux_X86_64 LibreOffice_project/40$Build-2</meta:generator>
    <meta:document-statistic meta:object-count="36"/>
  </office:meta>
</office:document-meta>
</file>